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700000029B1A372D8D4CFDDDC.png" manifest:media-type="image/png"/>
  <manifest:file-entry manifest:full-path="Pictures/100000000000049900000355A58A18B87E5A5BDF.png" manifest:media-type="image/png"/>
  <manifest:file-entry manifest:full-path="Pictures/100000000000048C000003220E0EC1D16E81BB77.png" manifest:media-type="image/png"/>
  <manifest:file-entry manifest:full-path="Pictures/10000000000004E80000033F5BA9D4C6E75AD0F4.png" manifest:media-type="image/png"/>
  <manifest:file-entry manifest:full-path="Pictures/10000000000003C00000050023F5C08EA1971FCB.png" manifest:media-type="image/png"/>
  <manifest:file-entry manifest:full-path="Pictures/100000000000022C00000179FA138C4866DE66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1.365cm, 6.521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7.644cm, 7.278cm, 12.559cm, 6.091cm)" draw:image-opacity="100%" style:mirror="none"/>
    </style:style>
    <style:style style:name="gr4" style:family="graphic" style:parent-style-name="standard">
      <style:graphic-properties svg:stroke-width="0.159cm" svg:stroke-color="#ff860d" draw:marker-start="Стили_20_стрелок_20_1" draw:marker-start-width="0.538cm" draw:marker-end="Стили_20_стрелок_20_2" draw:marker-end-width="0.5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svg:stroke-width="0.159cm" draw:marker-start="Стили_20_стрелок_20_3" draw:marker-start-width="0.538cm" draw:marker-end="Стили_20_стрелок_20_4" draw:marker-end-width="0.538cm" draw:textarea-vertical-align="middle" fo:padding-top="0.204cm" fo:padding-bottom="0.204cm" fo:padding-left="0.329cm" fo:padding-right="0.329cm"/>
    </style:style>
    <style:style style:name="gr70" style:family="graphic" style:parent-style-name="standard" style:list-style-name="L2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446cm" fo:min-width="9.864cm" fo:padding-top="0.142cm" fo:padding-bottom="0.142cm" fo:padding-left="0.267cm" fo:padding-right="0.267cm" fo:wrap-option="wrap" draw:shadow="visible" draw:shadow-offset-x="0cm" draw:shadow-offset-y="0cm" draw:shadow-color="#729fcf"/>
      <style:paragraph-properties style:writing-mode="lr-tb"/>
    </style:style>
    <style:style style:name="gr71" style:family="graphic" style:parent-style-name="standard" style:list-style-name="L2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2" style:family="graphic" style:parent-style-name="standard" style:list-style-name="L2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3" style:family="graphic" style:parent-style-name="standard" style:list-style-name="L2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4" style:family="graphic" style:parent-style-name="standard" style:list-style-name="L2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5" style:family="graphic" style:parent-style-name="standard" style:list-style-name="L2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6" style:family="graphic" style:parent-style-name="standard" style:list-style-name="L2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77" style:family="graphic" style:parent-style-name="standard" style:list-style-name="L2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78" style:family="graphic" style:parent-style-name="standard" style:list-style-name="L2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79" style:family="graphic" style:parent-style-name="standard" style:list-style-name="L2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80" style:family="graphic" style:parent-style-name="standard" style:list-style-name="L2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81" style:family="graphic" style:parent-style-name="standard">
      <style:graphic-properties draw:stroke="dash" draw:stroke-dash="Dash_20__28_Rounded_29_" svg:stroke-width="0.159cm" svg:stroke-color="#069a2e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/>
    </style:style>
    <style:style style:name="gr82" style:family="graphic" style:parent-style-name="standard">
      <style:graphic-properties draw:stroke="solid" draw:fill-color="#8d1d75" draw:textarea-horizontal-align="justify" draw:textarea-vertical-align="middle" draw:auto-grow-height="false" fo:min-height="1.5cm" fo:min-width="1.75cm"/>
      <style:paragraph-properties style:writing-mode="lr-tb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101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4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4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3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10.672cm, 0.438cm)" draw:image-opacity="100%" style:mirror="none"/>
    </style:style>
    <style:style style:name="gr16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21.148cm, 0cm, 0cm, -0.442cm)" draw:image-opacity="100%" style:mirror="none"/>
    </style:style>
    <style:style style:name="gr16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-0.442cm, 0cm, 0cm, -0.442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color="#ffff6d" loext:opacity="100%" fo:font-size="16pt" fo:background-color="transparent" style:font-size-asian="16pt" style:font-size-complex="16pt"/>
    </style:style>
    <style:style style:name="P15" style:family="paragraph">
      <loext:graphic-properties draw:fill-color="#8d1d75"/>
      <style:paragraph-properties fo:text-align="center"/>
      <style:text-properties fo:color="#ffff6d" loext:opacity="100%" fo:font-size="16pt" fo:background-color="transparent" style:font-size-asian="16pt" style:font-size-complex="16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fff6d" loext:opacity="100%" fo:font-size="16pt" fo:background-color="transparent" style:font-size-asian="16pt" style:font-size-complex="1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4.25cm" svg:height="4.468cm" svg:x="2cm" svg:y="6.782cm">
          <draw:image xlink:href="Pictures/100000000000022C00000179FA138C4866DE6607.png" xlink:type="simple" xlink:show="embed" xlink:actuate="onLoad" draw:mime-type="image/png">
            <text:p/>
          </draw:image>
        </draw:frame>
        <draw:frame draw:style-name="gr2" draw:text-style-name="P2" draw:layer="layout" svg:width="3.5cm" svg:height="1cm" svg:x="2.75cm" svg:y="4cm">
          <draw:text-box>
            <text:p>Датчики</text:p>
          </draw:text-box>
        </draw:frame>
        <draw:frame draw:style-name="gr3" draw:text-style-name="P1" draw:layer="layout" svg:width="5.5cm" svg:height="6.696cm" svg:x="12.5cm" svg:y="4.304cm">
          <draw:image xlink:href="Pictures/10000000000003C00000050023F5C08EA1971FCB.png" xlink:type="simple" xlink:show="embed" xlink:actuate="onLoad" draw:mime-type="image/png">
            <text:p/>
          </draw:image>
        </draw:frame>
        <draw:line draw:style-name="gr4" draw:text-style-name="P1" draw:layer="layout" svg:x1="8.25cm" svg:y1="7.25cm" svg:x2="12.25cm" svg:y2="7.25cm">
          <text:p/>
        </draw:line>
        <draw:frame draw:style-name="gr2" draw:text-style-name="P2" draw:layer="layout" svg:width="3.5cm" svg:height="1cm" svg:x="12cm" svg:y="3cm">
          <draw:text-box>
            <text:p>Сборщик</text:p>
          </draw:text-box>
        </draw:frame>
        <draw:frame draw:style-name="gr2" draw:text-style-name="P2" draw:layer="layout" svg:width="3.5cm" svg:height="1cm" svg:x="8.75cm" svg:y="5.75cm">
          <draw:text-box>
            <text:p>RS485</text:p>
          </draw:text-box>
        </draw:frame>
        <draw:frame draw:style-name="gr5" draw:text-style-name="P2" draw:layer="layout" svg:width="4.25cm" svg:height="1.673cm" svg:x="8.25cm" svg:y="7.827cm">
          <draw:text-box>
            <text:p>Modbus RTU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6" draw:text-style-name="P3" draw:layer="layout" svg:width="0.963cm" svg:height="0.609cm" svg:x="17.213cm" svg:y="23.639cm" svg:viewBox="0 0 964 610" svg:d="M0 610c242 0 964-203 964-356 0-152-22-254-264-254 0 153-704 153-700 610z">
              <text:p/>
            </draw:path>
            <draw:g>
              <draw:polygon draw:style-name="gr7" draw:text-style-name="P4" draw:layer="layout" svg:width="0.439cm" svg:height="0.508cm" svg:x="16.857cm" svg:y="23.741cm" svg:viewBox="0 0 440 509" draw:points="0,305 88,0 440,203 352,509">
                <text:p/>
              </draw:polygon>
              <draw:polygon draw:style-name="gr8" draw:text-style-name="P5" draw:layer="layout" svg:width="0.967cm" svg:height="0.558cm" svg:x="16.945cm" svg:y="23.385cm" svg:viewBox="0 0 968 559" draw:points="0,356 176,203 440,51 616,0 968,203 792,254 528,407 352,559">
                <text:p/>
              </draw:polygon>
              <draw:path draw:style-name="gr9" draw:text-style-name="P6" draw:layer="layout" svg:width="0.791cm" svg:height="0.66cm" svg:x="17.209cm" svg:y="23.588cm" svg:viewBox="0 0 792 661" svg:d="M792 203c0-305-176-203-352-101-176 101-352 101-440 559 0 0 352-203 792-458z">
                <text:p/>
              </draw:path>
              <draw:path draw:style-name="gr10" draw:text-style-name="P7" draw:layer="layout" svg:width="1.143cm" svg:height="0.864cm" svg:x="16.857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11" draw:text-style-name="P3" draw:layer="layout" svg:width="1.583cm" svg:height="1.22cm" svg:x="16.417cm" svg:y="21.198cm" svg:viewBox="0 0 1584 1221" svg:d="M6 1221c241 0 1578-51 1578-509s-460-712-701-712c0 153-965 102-877 1221z">
              <text:p/>
            </draw:path>
            <draw:g>
              <draw:polygon draw:style-name="gr12" draw:text-style-name="P4" draw:layer="layout" svg:width="0.879cm" svg:height="0.711cm" svg:x="15.537cm" svg:y="21.707cm" svg:viewBox="0 0 880 712" draw:points="0,203 0,0 880,509 880,712">
                <text:p/>
              </draw:polygon>
              <draw:polygon draw:style-name="gr13" draw:text-style-name="P4" draw:layer="layout" svg:width="0.879cm" svg:height="0.864cm" svg:x="16.241cm" svg:y="20.944cm" svg:viewBox="0 0 880 865" draw:points="0,356 0,0 880,509 880,865">
                <text:p/>
              </draw:polygon>
              <draw:polygon draw:style-name="gr14" draw:text-style-name="P5" draw:layer="layout" svg:width="1.583cm" svg:height="0.914cm" svg:x="15.537cm" svg:y="21.3cm" svg:viewBox="0 0 1584 915" draw:points="0,407 704,0 1584,509 880,915">
                <text:p/>
              </draw:polygon>
              <draw:polygon draw:style-name="gr15" draw:text-style-name="P6" draw:layer="layout" svg:width="0.879cm" svg:height="0.864cm" svg:x="16.417cm" svg:y="21.554cm" svg:viewBox="0 0 880 865" draw:points="0,865 0,661 704,254 704,0 880,102 880,356">
                <text:p/>
              </draw:polygon>
              <draw:polygon draw:style-name="gr16" draw:text-style-name="P4" draw:layer="layout" svg:width="2.814cm" svg:height="3.864cm" svg:x="14.57cm" svg:y="17.842cm" svg:viewBox="0 0 2815 3865" draw:points="0,2238 0,0 2815,1627 2815,3865">
                <text:p/>
              </draw:polygon>
              <draw:polygon draw:style-name="gr17" draw:text-style-name="P8" draw:layer="layout" svg:width="2.638cm" svg:height="3.559cm" svg:x="14.658cm" svg:y="17.994cm" svg:viewBox="0 0 2639 3560" draw:points="0,2034 0,0 2639,1526 2639,3560">
                <text:p/>
              </draw:polygon>
              <draw:polygon draw:style-name="gr18" draw:text-style-name="P5" draw:layer="layout" svg:width="2.99cm" svg:height="1.728cm" svg:x="14.57cm" svg:y="17.74cm" svg:viewBox="0 0 2991 1729" draw:points="2815,1729 0,102 176,0 2991,1627">
                <text:p/>
              </draw:polygon>
              <draw:polygon draw:style-name="gr19" draw:text-style-name="P6" draw:layer="layout" svg:width="0.175cm" svg:height="2.338cm" svg:x="17.385cm" svg:y="19.367cm" svg:viewBox="0 0 176 2339" draw:points="0,2339 0,102 176,0 176,2238">
                <text:p/>
              </draw:polygon>
              <draw:polygon draw:style-name="gr20" draw:text-style-name="P7" draw:layer="layout" svg:width="2.99cm" svg:height="4.678cm" svg:x="14.57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21" draw:text-style-name="P3" draw:layer="layout" svg:width="1.145cm" svg:height="0.609cm" svg:x="16.063cm" svg:y="23.08cm" svg:viewBox="0 0 1146 610" svg:d="M6 610c242 0 1140-254 1140-407 0-152-22-203-264-203 0 153-967 102-876 610z">
              <text:p/>
            </draw:path>
            <draw:g>
              <draw:polygon draw:style-name="gr22" draw:text-style-name="P5" draw:layer="layout" svg:width="3.782cm" svg:height="2.186cm" svg:x="13.25cm" svg:y="21.351cm" svg:viewBox="0 0 3783 2187" draw:points="2815,2187 0,559 968,0 3783,1627">
                <text:p/>
              </draw:polygon>
              <draw:polygon draw:style-name="gr23" draw:text-style-name="P9" draw:layer="layout" svg:width="2.55cm" svg:height="1.474cm" svg:x="13.514cm" svg:y="21.503cm" svg:viewBox="0 0 2551 1475" draw:points="0,407 704,0 2551,1068 1848,1475">
                <text:p/>
              </draw:polygon>
              <draw:polygon draw:style-name="gr24" draw:text-style-name="P9" draw:layer="layout" svg:width="1.231cm" svg:height="0.711cm" svg:x="15.537cm" svg:y="22.673cm" svg:viewBox="0 0 1232 712" draw:points="0,407 704,0 1232,305 528,712">
                <text:p/>
              </draw:polygon>
              <draw:polygon draw:style-name="gr25" draw:text-style-name="P6" draw:layer="layout" svg:width="0.967cm" svg:height="0.762cm" svg:x="16.065cm" svg:y="22.978cm" svg:viewBox="0 0 968 763" draw:points="0,763 0,559 968,0 968,203">
                <text:p/>
              </draw:polygon>
              <draw:line draw:style-name="gr26" draw:text-style-name="P10" draw:layer="layout" svg:x1="13.69cm" svg:y1="21.808cm" svg:x2="15.538cm" svg:y2="22.876cm">
                <text:p/>
              </draw:line>
              <draw:line draw:style-name="gr27" draw:text-style-name="P10" draw:layer="layout" svg:x1="13.866cm" svg:y1="21.707cm" svg:x2="15.714cm" svg:y2="22.775cm">
                <text:p/>
              </draw:line>
              <draw:line draw:style-name="gr28" draw:text-style-name="P10" draw:layer="layout" svg:x1="14.042cm" svg:y1="21.605cm" svg:x2="15.89cm" svg:y2="22.673cm">
                <text:p/>
              </draw:line>
              <draw:line draw:style-name="gr29" draw:text-style-name="P10" draw:layer="layout" svg:x1="15.713cm" svg:y1="22.572cm" svg:x2="15.889cm" svg:y2="22.47cm">
                <text:p/>
              </draw:line>
              <draw:line draw:style-name="gr30" draw:text-style-name="P10" draw:layer="layout" svg:x1="15.537cm" svg:y1="22.47cm" svg:x2="15.713cm" svg:y2="22.368cm">
                <text:p/>
              </draw:line>
              <draw:line draw:style-name="gr31" draw:text-style-name="P10" draw:layer="layout" svg:x1="15.361cm" svg:y1="22.368cm" svg:x2="15.537cm" svg:y2="22.266cm">
                <text:p/>
              </draw:line>
              <draw:line draw:style-name="gr32" draw:text-style-name="P10" draw:layer="layout" svg:x1="15.449cm" svg:y1="22.622cm" svg:x2="15.625cm" svg:y2="22.52cm">
                <text:p/>
              </draw:line>
              <draw:line draw:style-name="gr33" draw:text-style-name="P10" draw:layer="layout" svg:x1="15.274cm" svg:y1="22.521cm" svg:x2="15.45cm" svg:y2="22.419cm">
                <text:p/>
              </draw:line>
              <draw:line draw:style-name="gr34" draw:text-style-name="P10" draw:layer="layout" svg:x1="15.098cm" svg:y1="22.419cm" svg:x2="15.274cm" svg:y2="22.317cm">
                <text:p/>
              </draw:line>
              <draw:line draw:style-name="gr35" draw:text-style-name="P10" draw:layer="layout" svg:x1="15.186cm" svg:y1="22.266cm" svg:x2="15.362cm" svg:y2="22.164cm">
                <text:p/>
              </draw:line>
              <draw:line draw:style-name="gr36" draw:text-style-name="P10" draw:layer="layout" svg:x1="14.922cm" svg:y1="22.317cm" svg:x2="15.098cm" svg:y2="22.215cm">
                <text:p/>
              </draw:line>
              <draw:line draw:style-name="gr37" draw:text-style-name="P10" draw:layer="layout" svg:x1="15.01cm" svg:y1="22.165cm" svg:x2="15.186cm" svg:y2="22.063cm">
                <text:p/>
              </draw:line>
              <draw:line draw:style-name="gr38" draw:text-style-name="P10" draw:layer="layout" svg:x1="14.834cm" svg:y1="22.063cm" svg:x2="15.01cm" svg:y2="21.961cm">
                <text:p/>
              </draw:line>
              <draw:line draw:style-name="gr39" draw:text-style-name="P10" draw:layer="layout" svg:x1="14.658cm" svg:y1="21.961cm" svg:x2="14.834cm" svg:y2="21.859cm">
                <text:p/>
              </draw:line>
              <draw:line draw:style-name="gr40" draw:text-style-name="P10" draw:layer="layout" svg:x1="14.746cm" svg:y1="22.216cm" svg:x2="14.922cm" svg:y2="22.114cm">
                <text:p/>
              </draw:line>
              <draw:line draw:style-name="gr41" draw:text-style-name="P10" draw:layer="layout" svg:x1="14.57cm" svg:y1="22.114cm" svg:x2="14.746cm" svg:y2="22.012cm">
                <text:p/>
              </draw:line>
              <draw:line draw:style-name="gr42" draw:text-style-name="P10" draw:layer="layout" svg:x1="14.394cm" svg:y1="22.012cm" svg:x2="14.57cm" svg:y2="21.91cm">
                <text:p/>
              </draw:line>
              <draw:line draw:style-name="gr43" draw:text-style-name="P10" draw:layer="layout" svg:x1="14.482cm" svg:y1="21.86cm" svg:x2="14.658cm" svg:y2="21.758cm">
                <text:p/>
              </draw:line>
              <draw:line draw:style-name="gr44" draw:text-style-name="P10" draw:layer="layout" svg:x1="14.218cm" svg:y1="21.91cm" svg:x2="14.394cm" svg:y2="21.808cm">
                <text:p/>
              </draw:line>
              <draw:line draw:style-name="gr45" draw:text-style-name="P10" draw:layer="layout" svg:x1="14.306cm" svg:y1="21.758cm" svg:x2="14.482cm" svg:y2="21.656cm">
                <text:p/>
              </draw:line>
              <draw:line draw:style-name="gr46" draw:text-style-name="P10" draw:layer="layout" svg:x1="14.13cm" svg:y1="21.656cm" svg:x2="14.306cm" svg:y2="21.554cm">
                <text:p/>
              </draw:line>
              <draw:line draw:style-name="gr47" draw:text-style-name="P10" draw:layer="layout" svg:x1="14.042cm" svg:y1="21.809cm" svg:x2="14.218cm" svg:y2="21.707cm">
                <text:p/>
              </draw:line>
              <draw:line draw:style-name="gr48" draw:text-style-name="P10" draw:layer="layout" svg:x1="15.186cm" svg:y1="22.673cm" svg:x2="15.362cm" svg:y2="22.571cm">
                <text:p/>
              </draw:line>
              <draw:line draw:style-name="gr49" draw:text-style-name="P10" draw:layer="layout" svg:x1="15.01cm" svg:y1="22.572cm" svg:x2="15.186cm" svg:y2="22.47cm">
                <text:p/>
              </draw:line>
              <draw:line draw:style-name="gr50" draw:text-style-name="P10" draw:layer="layout" svg:x1="14.834cm" svg:y1="22.47cm" svg:x2="15.01cm" svg:y2="22.368cm">
                <text:p/>
              </draw:line>
              <draw:line draw:style-name="gr51" draw:text-style-name="P10" draw:layer="layout" svg:x1="14.746cm" svg:y1="22.622cm" svg:x2="14.922cm" svg:y2="22.52cm">
                <text:p/>
              </draw:line>
              <draw:line draw:style-name="gr52" draw:text-style-name="P10" draw:layer="layout" svg:x1="14.57cm" svg:y1="22.521cm" svg:x2="14.746cm" svg:y2="22.419cm">
                <text:p/>
              </draw:line>
              <draw:line draw:style-name="gr53" draw:text-style-name="P10" draw:layer="layout" svg:x1="14.658cm" svg:y1="22.368cm" svg:x2="14.834cm" svg:y2="22.266cm">
                <text:p/>
              </draw:line>
              <draw:line draw:style-name="gr54" draw:text-style-name="P10" draw:layer="layout" svg:x1="14.482cm" svg:y1="22.266cm" svg:x2="14.658cm" svg:y2="22.164cm">
                <text:p/>
              </draw:line>
              <draw:line draw:style-name="gr55" draw:text-style-name="P10" draw:layer="layout" svg:x1="14.306cm" svg:y1="22.165cm" svg:x2="14.482cm" svg:y2="22.063cm">
                <text:p/>
              </draw:line>
              <draw:line draw:style-name="gr56" draw:text-style-name="P10" draw:layer="layout" svg:x1="14.13cm" svg:y1="22.063cm" svg:x2="14.306cm" svg:y2="21.961cm">
                <text:p/>
              </draw:line>
              <draw:line draw:style-name="gr57" draw:text-style-name="P10" draw:layer="layout" svg:x1="13.866cm" svg:y1="22.114cm" svg:x2="14.042cm" svg:y2="22.012cm">
                <text:p/>
              </draw:line>
              <draw:line draw:style-name="gr58" draw:text-style-name="P10" draw:layer="layout" svg:x1="13.954cm" svg:y1="21.961cm" svg:x2="14.13cm" svg:y2="21.859cm">
                <text:p/>
              </draw:line>
              <draw:line draw:style-name="gr59" draw:text-style-name="P10" draw:layer="layout" svg:x1="13.69cm" svg:y1="22.012cm" svg:x2="13.866cm" svg:y2="21.91cm">
                <text:p/>
              </draw:line>
              <draw:line draw:style-name="gr60" draw:text-style-name="P10" draw:layer="layout" svg:x1="15.098cm" svg:y1="22.826cm" svg:x2="15.274cm" svg:y2="22.724cm">
                <text:p/>
              </draw:line>
              <draw:line draw:style-name="gr61" draw:text-style-name="P10" draw:layer="layout" svg:x1="14.922cm" svg:y1="22.724cm" svg:x2="15.098cm" svg:y2="22.622cm">
                <text:p/>
              </draw:line>
              <draw:line draw:style-name="gr62" draw:text-style-name="P10" draw:layer="layout" svg:x1="15.713cm" svg:y1="23.182cm" svg:x2="16.417cm" svg:y2="22.775cm">
                <text:p/>
              </draw:line>
              <draw:line draw:style-name="gr63" draw:text-style-name="P10" draw:layer="layout" svg:x1="15.889cm" svg:y1="23.283cm" svg:x2="16.593cm" svg:y2="22.876cm">
                <text:p/>
              </draw:line>
              <draw:line draw:style-name="gr64" draw:text-style-name="P10" draw:layer="layout" svg:x1="16.065cm" svg:y1="22.775cm" svg:x2="16.593cm" svg:y2="23.08cm">
                <text:p/>
              </draw:line>
              <draw:line draw:style-name="gr65" draw:text-style-name="P10" draw:layer="layout" svg:x1="15.889cm" svg:y1="22.876cm" svg:x2="16.417cm" svg:y2="23.181cm">
                <text:p/>
              </draw:line>
              <draw:line draw:style-name="gr66" draw:text-style-name="P10" draw:layer="layout" svg:x1="15.713cm" svg:y1="22.978cm" svg:x2="16.065cm" svg:y2="23.181cm">
                <text:p/>
              </draw:line>
              <draw:polygon draw:style-name="gr67" draw:text-style-name="P4" draw:layer="layout" svg:width="2.814cm" svg:height="1.83cm" svg:x="13.25cm" svg:y="21.91cm" svg:viewBox="0 0 2815 1831" draw:points="0,203 0,0 2815,1627 2815,1831">
                <text:p/>
              </draw:polygon>
              <draw:polygon draw:style-name="gr68" draw:text-style-name="P7" draw:layer="layout" svg:width="3.782cm" svg:height="2.389cm" svg:x="13.25cm" svg:y="21.351cm" svg:viewBox="0 0 3783 2390" draw:points="968,0 3783,1627 3783,1831 2815,2390 0,763 0,559">
                <text:p/>
              </draw:polygon>
            </draw:g>
          </draw:g>
        </draw:g>
        <draw:line draw:style-name="gr69" draw:text-style-name="P1" draw:layer="layout" svg:x1="14.25cm" svg:y1="13cm" svg:x2="12.75cm" svg:y2="11cm">
          <text:p/>
        </draw:line>
        <draw:g draw:name="ethernet 1">
          <draw:custom-shape draw:style-name="gr70" draw:text-style-name="P12" xml:id="id1" draw:id="id1" draw:layer="layout" svg:width="10.398cm" svg:height="0.73cm" svg:x="5.252cm" svg:y="13.994cm">
            <draw:glue-point draw:id="4" svg:x="-3.636cm" svg:y="-5cm"/>
            <draw:glue-point draw:id="5" svg:x="3.636cm" svg:y="-5cm"/>
            <draw:glue-point draw:id="6" svg:x="1.818cm" svg:y="5cm"/>
            <draw:glue-point draw:id="7" svg:x="-1.818cm" svg:y="5cm"/>
            <text:p text:style-name="P11">Сетевая инфраструктура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2" xml:id="id2" draw:id="id2" draw:layer="layout" svg:width="0.946cm" svg:height="0.365cm" svg:x="6.197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12" xml:id="id3" draw:id="id3" draw:layer="layout" svg:width="0.946cm" svg:height="0.365cm" svg:x="9.978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12" xml:id="id4" draw:id="id4" draw:layer="layout" svg:width="0.946cm" svg:height="0.365cm" svg:x="13.759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2" xml:id="id6" draw:id="id6" draw:layer="layout" svg:width="0.945cm" svg:height="0.365cm" svg:x="11.869cm" svg:y="15.4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12" xml:id="id5" draw:id="id5" draw:layer="layout" svg:width="0.945cm" svg:height="0.365cm" svg:x="8.092cm" svg:y="15.44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6" draw:text-style-name="P13" draw:layer="layout" draw:type="line" svg:x1="6.671cm" svg:y1="13.994cm" svg:x2="6.67cm" svg:y2="13.265cm" draw:start-shape="id1" draw:start-glue-point="4" draw:end-shape="id2" draw:end-glue-point="8" svg:d="M6671 13994l-1-729" svg:viewBox="0 0 2 730">
            <text:p/>
          </draw:connector>
          <draw:connector draw:style-name="gr77" draw:text-style-name="P13" draw:layer="layout" draw:type="line" svg:x1="10.451cm" svg:y1="13.994cm" svg:x2="10.451cm" svg:y2="13.265cm" draw:start-shape="id1" draw:start-glue-point="0" draw:end-shape="id3" draw:end-glue-point="8" svg:d="M10451 13994v-729" svg:viewBox="0 0 1 730">
            <text:p/>
          </draw:connector>
          <draw:connector draw:style-name="gr78" draw:text-style-name="P13" draw:layer="layout" draw:type="line" svg:x1="14.231cm" svg:y1="13.994cm" svg:x2="14.232cm" svg:y2="13.265cm" draw:start-shape="id1" draw:start-glue-point="5" draw:end-shape="id4" draw:end-glue-point="8" svg:d="M14231 13994l1-729" svg:viewBox="0 0 2 730">
            <text:p/>
          </draw:connector>
          <draw:connector draw:style-name="gr79" draw:text-style-name="P13" draw:layer="layout" draw:type="line" svg:x1="8.561cm" svg:y1="14.724cm" svg:x2="8.566cm" svg:y2="15.445cm" draw:start-shape="id1" draw:start-glue-point="7" draw:end-shape="id5" draw:end-glue-point="8" svg:d="M8561 14724l5 721" svg:viewBox="0 0 6 722">
            <text:p/>
          </draw:connector>
          <draw:connector draw:style-name="gr80" draw:text-style-name="P13" draw:layer="layout" draw:type="line" svg:x1="12.341cm" svg:y1="14.724cm" svg:x2="12.343cm" svg:y2="15.454cm" draw:start-shape="id1" draw:start-glue-point="6" draw:end-shape="id6" draw:end-glue-point="8" svg:d="M12341 14724l2 730" svg:viewBox="0 0 3 731">
            <text:p/>
          </draw:connector>
        </draw:g>
        <draw:frame draw:style-name="gr2" draw:text-style-name="P2" draw:layer="layout" svg:width="3.5cm" svg:height="1cm" svg:x="10.75cm" svg:y="12cm">
          <draw:text-box>
            <text:p>Ethernet</text:p>
          </draw:text-box>
        </draw:frame>
        <draw:line draw:style-name="gr69" draw:text-style-name="P1" draw:layer="layout" svg:x1="14.5cm" svg:y1="19.25cm" svg:x2="12.25cm" svg:y2="15.75cm">
          <text:p/>
        </draw:line>
        <draw:frame draw:style-name="gr2" draw:text-style-name="P2" draw:layer="layout" svg:width="4.5cm" svg:height="1cm" svg:x="8.75cm" svg:y="17.75cm">
          <draw:text-box>
            <text:p>Ethernet\WiFi</text:p>
          </draw:text-box>
        </draw:frame>
        <draw:line draw:style-name="gr81" draw:text-style-name="P1" draw:layer="layout" svg:x1="16.25cm" svg:y1="11cm" svg:x2="16.25cm" svg:y2="18.5cm">
          <text:p/>
        </draw:line>
        <draw:frame draw:style-name="gr1" draw:text-style-name="P1" draw:layer="layout" svg:width="4.25cm" svg:height="4.468cm" svg:x="3.75cm" svg:y="5.532cm">
          <draw:image xlink:href="Pictures/100000000000022C00000179FA138C4866DE6607.png" xlink:type="simple" xlink:show="embed" xlink:actuate="onLoad" draw:mime-type="image/png">
            <text:p/>
          </draw:image>
        </draw:frame>
        <draw:custom-shape draw:style-name="gr82" draw:text-style-name="P15" draw:layer="layout" svg:width="2.25cm" svg:height="1.75cm" svg:x="15.4cm" svg:y="3.25cm">
          <text:p text:style-name="P14"><text:span text:style-name="T1">Mgate</text:span></text:p>
          <draw:enhanced-geometry svg:viewBox="0 0 21600 21600" draw:type="rectangle" draw:enhanced-path="M 0 0 L 21600 0 21600 21600 0 21600 0 0 Z N"/>
        </draw:custom-shape>
        <draw:frame draw:style-name="gr2" draw:text-style-name="P17" draw:layer="layout" svg:width="4.5cm" svg:height="1cm" draw:transform="rotate (1.56241874638532) translate (16.212cm 16.75cm)">
          <draw:text-box>
            <text:p text:style-name="P16"><text:span text:style-name="T2">M</text:span><text:span text:style-name="T2">o</text:span><text:span text:style-name="T2">d</text:span><text:span text:style-name="T2">b</text:span><text:span text:style-name="T2">u</text:span><text:span text:style-name="T2">s</text:span><text:span text:style-name="T2"> </text:span><text:span text:style-name="T2">T</text:span><text:span text:style-name="T2">C</text:span><text:span text:style-name="T2">P</text:span>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83" draw:text-style-name="P3" draw:layer="layout" svg:width="0.963cm" svg:height="0.609cm" svg:x="7.713cm" svg:y="22.899cm" svg:viewBox="0 0 964 610" svg:d="M0 610c242 0 964-203 964-356 0-152-22-254-264-254 0 153-704 153-700 610z">
              <text:p/>
            </draw:path>
            <draw:g>
              <draw:polygon draw:style-name="gr84" draw:text-style-name="P4" draw:layer="layout" svg:width="0.439cm" svg:height="0.508cm" svg:x="7.357cm" svg:y="23.001cm" svg:viewBox="0 0 440 509" draw:points="0,305 88,0 440,203 352,509">
                <text:p/>
              </draw:polygon>
              <draw:polygon draw:style-name="gr85" draw:text-style-name="P5" draw:layer="layout" svg:width="0.967cm" svg:height="0.558cm" svg:x="7.445cm" svg:y="22.645cm" svg:viewBox="0 0 968 559" draw:points="0,356 176,203 440,51 616,0 968,203 792,254 528,407 352,559">
                <text:p/>
              </draw:polygon>
              <draw:path draw:style-name="gr86" draw:text-style-name="P6" draw:layer="layout" svg:width="0.791cm" svg:height="0.66cm" svg:x="7.709cm" svg:y="22.848cm" svg:viewBox="0 0 792 661" svg:d="M792 203c0-305-176-203-352-101-176 101-352 101-440 559 0 0 352-203 792-458z">
                <text:p/>
              </draw:path>
              <draw:path draw:style-name="gr87" draw:text-style-name="P7" draw:layer="layout" svg:width="1.143cm" svg:height="0.864cm" svg:x="7.357cm" svg:y="22.64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88" draw:text-style-name="P3" draw:layer="layout" svg:width="1.583cm" svg:height="1.22cm" svg:x="6.917cm" svg:y="20.458cm" svg:viewBox="0 0 1584 1221" svg:d="M6 1221c241 0 1578-51 1578-509s-460-712-701-712c0 153-965 102-877 1221z">
              <text:p/>
            </draw:path>
            <draw:g>
              <draw:polygon draw:style-name="gr89" draw:text-style-name="P4" draw:layer="layout" svg:width="0.879cm" svg:height="0.711cm" svg:x="6.037cm" svg:y="20.967cm" svg:viewBox="0 0 880 712" draw:points="0,203 0,0 880,509 880,712">
                <text:p/>
              </draw:polygon>
              <draw:polygon draw:style-name="gr90" draw:text-style-name="P4" draw:layer="layout" svg:width="0.879cm" svg:height="0.864cm" svg:x="6.741cm" svg:y="20.204cm" svg:viewBox="0 0 880 865" draw:points="0,356 0,0 880,509 880,865">
                <text:p/>
              </draw:polygon>
              <draw:polygon draw:style-name="gr91" draw:text-style-name="P5" draw:layer="layout" svg:width="1.583cm" svg:height="0.914cm" svg:x="6.037cm" svg:y="20.56cm" svg:viewBox="0 0 1584 915" draw:points="0,407 704,0 1584,509 880,915">
                <text:p/>
              </draw:polygon>
              <draw:polygon draw:style-name="gr92" draw:text-style-name="P6" draw:layer="layout" svg:width="0.879cm" svg:height="0.864cm" svg:x="6.917cm" svg:y="20.814cm" svg:viewBox="0 0 880 865" draw:points="0,865 0,661 704,254 704,0 880,102 880,356">
                <text:p/>
              </draw:polygon>
              <draw:polygon draw:style-name="gr93" draw:text-style-name="P4" draw:layer="layout" svg:width="2.814cm" svg:height="3.864cm" svg:x="5.07cm" svg:y="17.102cm" svg:viewBox="0 0 2815 3865" draw:points="0,2238 0,0 2815,1627 2815,3865">
                <text:p/>
              </draw:polygon>
              <draw:polygon draw:style-name="gr94" draw:text-style-name="P8" draw:layer="layout" svg:width="2.638cm" svg:height="3.559cm" svg:x="5.158cm" svg:y="17.254cm" svg:viewBox="0 0 2639 3560" draw:points="0,2034 0,0 2639,1526 2639,3560">
                <text:p/>
              </draw:polygon>
              <draw:polygon draw:style-name="gr95" draw:text-style-name="P5" draw:layer="layout" svg:width="2.99cm" svg:height="1.728cm" svg:x="5.07cm" svg:y="17cm" svg:viewBox="0 0 2991 1729" draw:points="2815,1729 0,102 176,0 2991,1627">
                <text:p/>
              </draw:polygon>
              <draw:polygon draw:style-name="gr96" draw:text-style-name="P6" draw:layer="layout" svg:width="0.175cm" svg:height="2.338cm" svg:x="7.885cm" svg:y="18.627cm" svg:viewBox="0 0 176 2339" draw:points="0,2339 0,102 176,0 176,2238">
                <text:p/>
              </draw:polygon>
              <draw:polygon draw:style-name="gr97" draw:text-style-name="P7" draw:layer="layout" svg:width="2.99cm" svg:height="4.678cm" svg:x="5.07cm" svg:y="17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98" draw:text-style-name="P3" draw:layer="layout" svg:width="1.145cm" svg:height="0.609cm" svg:x="6.563cm" svg:y="22.34cm" svg:viewBox="0 0 1146 610" svg:d="M6 610c242 0 1140-254 1140-407 0-152-22-203-264-203 0 153-967 102-876 610z">
              <text:p/>
            </draw:path>
            <draw:g>
              <draw:polygon draw:style-name="gr99" draw:text-style-name="P5" draw:layer="layout" svg:width="3.782cm" svg:height="2.186cm" svg:x="3.75cm" svg:y="20.611cm" svg:viewBox="0 0 3783 2187" draw:points="2815,2187 0,559 968,0 3783,1627">
                <text:p/>
              </draw:polygon>
              <draw:polygon draw:style-name="gr100" draw:text-style-name="P9" draw:layer="layout" svg:width="2.55cm" svg:height="1.474cm" svg:x="4.014cm" svg:y="20.763cm" svg:viewBox="0 0 2551 1475" draw:points="0,407 704,0 2551,1068 1848,1475">
                <text:p/>
              </draw:polygon>
              <draw:polygon draw:style-name="gr101" draw:text-style-name="P9" draw:layer="layout" svg:width="1.231cm" svg:height="0.711cm" svg:x="6.037cm" svg:y="21.933cm" svg:viewBox="0 0 1232 712" draw:points="0,407 704,0 1232,305 528,712">
                <text:p/>
              </draw:polygon>
              <draw:polygon draw:style-name="gr102" draw:text-style-name="P6" draw:layer="layout" svg:width="0.967cm" svg:height="0.762cm" svg:x="6.565cm" svg:y="22.238cm" svg:viewBox="0 0 968 763" draw:points="0,763 0,559 968,0 968,203">
                <text:p/>
              </draw:polygon>
              <draw:line draw:style-name="gr103" draw:text-style-name="P10" draw:layer="layout" svg:x1="4.19cm" svg:y1="21.068cm" svg:x2="6.038cm" svg:y2="22.136cm">
                <text:p/>
              </draw:line>
              <draw:line draw:style-name="gr104" draw:text-style-name="P10" draw:layer="layout" svg:x1="4.366cm" svg:y1="20.967cm" svg:x2="6.214cm" svg:y2="22.035cm">
                <text:p/>
              </draw:line>
              <draw:line draw:style-name="gr105" draw:text-style-name="P10" draw:layer="layout" svg:x1="4.542cm" svg:y1="20.865cm" svg:x2="6.39cm" svg:y2="21.933cm">
                <text:p/>
              </draw:line>
              <draw:line draw:style-name="gr106" draw:text-style-name="P10" draw:layer="layout" svg:x1="6.213cm" svg:y1="21.832cm" svg:x2="6.389cm" svg:y2="21.73cm">
                <text:p/>
              </draw:line>
              <draw:line draw:style-name="gr107" draw:text-style-name="P10" draw:layer="layout" svg:x1="6.037cm" svg:y1="21.73cm" svg:x2="6.213cm" svg:y2="21.628cm">
                <text:p/>
              </draw:line>
              <draw:line draw:style-name="gr108" draw:text-style-name="P10" draw:layer="layout" svg:x1="5.861cm" svg:y1="21.628cm" svg:x2="6.037cm" svg:y2="21.526cm">
                <text:p/>
              </draw:line>
              <draw:line draw:style-name="gr109" draw:text-style-name="P10" draw:layer="layout" svg:x1="5.949cm" svg:y1="21.882cm" svg:x2="6.125cm" svg:y2="21.78cm">
                <text:p/>
              </draw:line>
              <draw:line draw:style-name="gr110" draw:text-style-name="P10" draw:layer="layout" svg:x1="5.774cm" svg:y1="21.781cm" svg:x2="5.95cm" svg:y2="21.679cm">
                <text:p/>
              </draw:line>
              <draw:line draw:style-name="gr111" draw:text-style-name="P10" draw:layer="layout" svg:x1="5.598cm" svg:y1="21.679cm" svg:x2="5.774cm" svg:y2="21.577cm">
                <text:p/>
              </draw:line>
              <draw:line draw:style-name="gr112" draw:text-style-name="P10" draw:layer="layout" svg:x1="5.686cm" svg:y1="21.526cm" svg:x2="5.862cm" svg:y2="21.424cm">
                <text:p/>
              </draw:line>
              <draw:line draw:style-name="gr113" draw:text-style-name="P10" draw:layer="layout" svg:x1="5.422cm" svg:y1="21.577cm" svg:x2="5.598cm" svg:y2="21.475cm">
                <text:p/>
              </draw:line>
              <draw:line draw:style-name="gr114" draw:text-style-name="P10" draw:layer="layout" svg:x1="5.51cm" svg:y1="21.425cm" svg:x2="5.686cm" svg:y2="21.323cm">
                <text:p/>
              </draw:line>
              <draw:line draw:style-name="gr115" draw:text-style-name="P10" draw:layer="layout" svg:x1="5.334cm" svg:y1="21.323cm" svg:x2="5.51cm" svg:y2="21.221cm">
                <text:p/>
              </draw:line>
              <draw:line draw:style-name="gr116" draw:text-style-name="P10" draw:layer="layout" svg:x1="5.158cm" svg:y1="21.221cm" svg:x2="5.334cm" svg:y2="21.119cm">
                <text:p/>
              </draw:line>
              <draw:line draw:style-name="gr117" draw:text-style-name="P10" draw:layer="layout" svg:x1="5.246cm" svg:y1="21.476cm" svg:x2="5.422cm" svg:y2="21.374cm">
                <text:p/>
              </draw:line>
              <draw:line draw:style-name="gr118" draw:text-style-name="P10" draw:layer="layout" svg:x1="5.07cm" svg:y1="21.374cm" svg:x2="5.246cm" svg:y2="21.272cm">
                <text:p/>
              </draw:line>
              <draw:line draw:style-name="gr119" draw:text-style-name="P10" draw:layer="layout" svg:x1="4.894cm" svg:y1="21.272cm" svg:x2="5.07cm" svg:y2="21.17cm">
                <text:p/>
              </draw:line>
              <draw:line draw:style-name="gr120" draw:text-style-name="P10" draw:layer="layout" svg:x1="4.982cm" svg:y1="21.12cm" svg:x2="5.158cm" svg:y2="21.018cm">
                <text:p/>
              </draw:line>
              <draw:line draw:style-name="gr121" draw:text-style-name="P10" draw:layer="layout" svg:x1="4.718cm" svg:y1="21.17cm" svg:x2="4.894cm" svg:y2="21.068cm">
                <text:p/>
              </draw:line>
              <draw:line draw:style-name="gr122" draw:text-style-name="P10" draw:layer="layout" svg:x1="4.806cm" svg:y1="21.018cm" svg:x2="4.982cm" svg:y2="20.916cm">
                <text:p/>
              </draw:line>
              <draw:line draw:style-name="gr123" draw:text-style-name="P10" draw:layer="layout" svg:x1="4.63cm" svg:y1="20.916cm" svg:x2="4.806cm" svg:y2="20.814cm">
                <text:p/>
              </draw:line>
              <draw:line draw:style-name="gr124" draw:text-style-name="P10" draw:layer="layout" svg:x1="4.542cm" svg:y1="21.069cm" svg:x2="4.718cm" svg:y2="20.967cm">
                <text:p/>
              </draw:line>
              <draw:line draw:style-name="gr125" draw:text-style-name="P10" draw:layer="layout" svg:x1="5.686cm" svg:y1="21.933cm" svg:x2="5.862cm" svg:y2="21.831cm">
                <text:p/>
              </draw:line>
              <draw:line draw:style-name="gr126" draw:text-style-name="P10" draw:layer="layout" svg:x1="5.51cm" svg:y1="21.832cm" svg:x2="5.686cm" svg:y2="21.73cm">
                <text:p/>
              </draw:line>
              <draw:line draw:style-name="gr127" draw:text-style-name="P10" draw:layer="layout" svg:x1="5.334cm" svg:y1="21.73cm" svg:x2="5.51cm" svg:y2="21.628cm">
                <text:p/>
              </draw:line>
              <draw:line draw:style-name="gr128" draw:text-style-name="P10" draw:layer="layout" svg:x1="5.246cm" svg:y1="21.882cm" svg:x2="5.422cm" svg:y2="21.78cm">
                <text:p/>
              </draw:line>
              <draw:line draw:style-name="gr129" draw:text-style-name="P10" draw:layer="layout" svg:x1="5.07cm" svg:y1="21.781cm" svg:x2="5.246cm" svg:y2="21.679cm">
                <text:p/>
              </draw:line>
              <draw:line draw:style-name="gr130" draw:text-style-name="P10" draw:layer="layout" svg:x1="5.158cm" svg:y1="21.628cm" svg:x2="5.334cm" svg:y2="21.526cm">
                <text:p/>
              </draw:line>
              <draw:line draw:style-name="gr131" draw:text-style-name="P10" draw:layer="layout" svg:x1="4.982cm" svg:y1="21.526cm" svg:x2="5.158cm" svg:y2="21.424cm">
                <text:p/>
              </draw:line>
              <draw:line draw:style-name="gr132" draw:text-style-name="P10" draw:layer="layout" svg:x1="4.806cm" svg:y1="21.425cm" svg:x2="4.982cm" svg:y2="21.323cm">
                <text:p/>
              </draw:line>
              <draw:line draw:style-name="gr133" draw:text-style-name="P10" draw:layer="layout" svg:x1="4.63cm" svg:y1="21.323cm" svg:x2="4.806cm" svg:y2="21.221cm">
                <text:p/>
              </draw:line>
              <draw:line draw:style-name="gr134" draw:text-style-name="P10" draw:layer="layout" svg:x1="4.366cm" svg:y1="21.374cm" svg:x2="4.542cm" svg:y2="21.272cm">
                <text:p/>
              </draw:line>
              <draw:line draw:style-name="gr135" draw:text-style-name="P10" draw:layer="layout" svg:x1="4.454cm" svg:y1="21.221cm" svg:x2="4.63cm" svg:y2="21.119cm">
                <text:p/>
              </draw:line>
              <draw:line draw:style-name="gr136" draw:text-style-name="P10" draw:layer="layout" svg:x1="4.19cm" svg:y1="21.272cm" svg:x2="4.366cm" svg:y2="21.17cm">
                <text:p/>
              </draw:line>
              <draw:line draw:style-name="gr137" draw:text-style-name="P10" draw:layer="layout" svg:x1="5.598cm" svg:y1="22.086cm" svg:x2="5.774cm" svg:y2="21.984cm">
                <text:p/>
              </draw:line>
              <draw:line draw:style-name="gr138" draw:text-style-name="P10" draw:layer="layout" svg:x1="5.422cm" svg:y1="21.984cm" svg:x2="5.598cm" svg:y2="21.882cm">
                <text:p/>
              </draw:line>
              <draw:line draw:style-name="gr139" draw:text-style-name="P10" draw:layer="layout" svg:x1="6.213cm" svg:y1="22.442cm" svg:x2="6.917cm" svg:y2="22.035cm">
                <text:p/>
              </draw:line>
              <draw:line draw:style-name="gr140" draw:text-style-name="P10" draw:layer="layout" svg:x1="6.389cm" svg:y1="22.543cm" svg:x2="7.093cm" svg:y2="22.136cm">
                <text:p/>
              </draw:line>
              <draw:line draw:style-name="gr141" draw:text-style-name="P10" draw:layer="layout" svg:x1="6.565cm" svg:y1="22.035cm" svg:x2="7.093cm" svg:y2="22.34cm">
                <text:p/>
              </draw:line>
              <draw:line draw:style-name="gr142" draw:text-style-name="P10" draw:layer="layout" svg:x1="6.389cm" svg:y1="22.136cm" svg:x2="6.917cm" svg:y2="22.441cm">
                <text:p/>
              </draw:line>
              <draw:line draw:style-name="gr143" draw:text-style-name="P10" draw:layer="layout" svg:x1="6.213cm" svg:y1="22.238cm" svg:x2="6.565cm" svg:y2="22.441cm">
                <text:p/>
              </draw:line>
              <draw:polygon draw:style-name="gr144" draw:text-style-name="P4" draw:layer="layout" svg:width="2.814cm" svg:height="1.83cm" svg:x="3.75cm" svg:y="21.17cm" svg:viewBox="0 0 2815 1831" draw:points="0,203 0,0 2815,1627 2815,1831">
                <text:p/>
              </draw:polygon>
              <draw:polygon draw:style-name="gr145" draw:text-style-name="P7" draw:layer="layout" svg:width="3.782cm" svg:height="2.389cm" svg:x="3.75cm" svg:y="20.611cm" svg:viewBox="0 0 3783 2390" draw:points="968,0 3783,1627 3783,1831 2815,2390 0,763 0,559">
                <text:p/>
              </draw:polygon>
            </draw:g>
          </draw:g>
        </draw:g>
        <draw:line draw:style-name="gr69" draw:text-style-name="P1" draw:layer="layout" svg:x1="6.75cm" svg:y1="17.75cm" svg:x2="8.5cm" svg:y2="15.75cm">
          <text:p/>
        </draw:line>
        <draw:line draw:style-name="gr81" draw:text-style-name="P1" draw:layer="layout" svg:x1="12.25cm" svg:y1="9.75cm" svg:x2="5.75cm" svg:y2="17.25cm">
          <text:p/>
        </draw:line>
        <draw:frame draw:style-name="gr2" draw:text-style-name="P17" draw:layer="layout" svg:width="4.5cm" svg:height="1cm" draw:transform="rotate (0.84962627987084) translate (8.646cm 12.548cm)">
          <draw:text-box>
            <text:p text:style-name="P16"><text:span text:style-name="T2">M</text:span><text:span text:style-name="T2">o</text:span><text:span text:style-name="T2">d</text:span><text:span text:style-name="T2">b</text:span><text:span text:style-name="T2">u</text:span><text:span text:style-name="T2">s</text:span><text:span text:style-name="T2"> </text:span><text:span text:style-name="T2">T</text:span><text:span text:style-name="T2">C</text:span><text:span text:style-name="T2">P</text:span></text:p>
          </draw:text-box>
        </draw:frame>
        <draw:g>
          <draw:path draw:style-name="gr146" draw:text-style-name="P3" draw:layer="layout" svg:width="1.09cm" svg:height="0.979cm" svg:x="11.112cm" svg:y="21.696cm" svg:viewBox="0 0 1091 980" svg:d="M0 980c475 0 1091-280 1091-560s-18-420-364-420c0 300-727 579-727 980z">
            <text:p/>
          </draw:path>
          <draw:g>
            <draw:path draw:style-name="gr147" draw:text-style-name="P18" draw:layer="layout" svg:width="2.666cm" svg:height="1.68cm" svg:x="9.173cm" svg:y="21.066cm" svg:viewBox="0 0 2667 1681" svg:d="M2667 0c0 0 0 1121-1 840 2 491-575 841-1331 841s-1334-350-1335-841c1 1 0-350 0-840 0 490 606 840 1334 840s1333-350 1333-840z">
              <text:p/>
            </draw:path>
            <draw:path draw:style-name="gr148" draw:text-style-name="P19" draw:layer="layout" svg:width="2.665cm" svg:height="1.678cm" svg:x="9.172cm" svg:y="20.226cm" svg:viewBox="0 0 2666 1679" svg:d="M1333 0c756 0 1333 363 1333 839s-577 840-1333 840-1333-364-1333-840 577-839 1333-839z">
              <text:p/>
            </draw:path>
            <draw:polygon draw:style-name="gr149" draw:text-style-name="P20" draw:layer="layout" svg:width="0.727cm" svg:height="0.419cm" svg:x="10.627cm" svg:y="21.136cm" svg:viewBox="0 0 728 420" draw:points="364,0 243,70 728,350 606,420 121,140 0,210 0,0">
              <text:p/>
            </draw:polygon>
            <draw:polygon draw:style-name="gr150" draw:text-style-name="P20" draw:layer="layout" svg:width="0.726cm" svg:height="0.419cm" svg:x="9.657cm" svg:y="20.576cm" svg:viewBox="0 0 727 420" draw:points="606,280 727,210 727,420 363,420 484,350 0,70 121,0">
              <text:p/>
            </draw:polygon>
            <draw:polygon draw:style-name="gr151" draw:text-style-name="P20" draw:layer="layout" svg:width="0.727cm" svg:height="0.419cm" svg:x="9.657cm" svg:y="21.136cm" svg:viewBox="0 0 728 420" draw:points="121,280 607,0 728,70 242,350 363,420 0,420 0,210">
              <text:p/>
            </draw:polygon>
            <draw:polygon draw:style-name="gr152" draw:text-style-name="P20" draw:layer="layout" svg:width="0.726cm" svg:height="0.419cm" svg:x="10.627cm" svg:y="20.576cm" svg:viewBox="0 0 727 420" draw:points="484,70 363,0 727,0 727,210 606,140 121,420 0,350">
              <text:p/>
            </draw:polygon>
            <draw:path draw:style-name="gr153" draw:text-style-name="P21" draw:layer="layout" svg:width="2.667cm" svg:height="2.519cm" svg:x="9.172cm" svg:y="20.226cm" svg:viewBox="0 0 2668 2520" svg:d="M1333 0c756 0 1335 364 1335 840l-1 840c0 490-606 840-1333 840s-1334-350-1334-840c0 0 1-840 0-841 0-476 577-839 1333-839z">
              <text:p/>
            </draw:path>
            <draw:polygon draw:style-name="gr154" draw:text-style-name="P22" draw:layer="layout" svg:width="0.242cm" svg:height="1.609cm" svg:x="10.384cm" svg:y="19.457cm" svg:viewBox="0 0 243 1610" draw:points="122,1610 122,280 0,140 122,0 243,140 122,280">
              <text:p/>
            </draw:polygon>
            <draw:path draw:style-name="gr155" draw:text-style-name="P10" draw:layer="layout" svg:width="0.181cm" svg:height="0.419cm" svg:x="10.748cm" svg:y="19.387cm" svg:viewBox="0 0 182 420" svg:d="M0 0c243 70 243 350 0 420">
              <text:p/>
            </draw:path>
            <draw:path draw:style-name="gr156" draw:text-style-name="P10" draw:layer="layout" svg:width="0.181cm" svg:height="0.419cm" svg:x="10.082cm" svg:y="19.387cm" svg:viewBox="0 0 182 420" svg:d="M182 0c-243 70-243 350 0 420">
              <text:p/>
            </draw:path>
            <draw:path draw:style-name="gr157" draw:text-style-name="P10" draw:layer="layout" svg:width="0.181cm" svg:height="0.699cm" svg:x="9.839cm" svg:y="19.247cm" svg:viewBox="0 0 182 700" svg:d="M182 0c-243 70-243 630 0 700">
              <text:p/>
            </draw:path>
            <draw:path draw:style-name="gr158" draw:text-style-name="P10" draw:layer="layout" svg:width="0.181cm" svg:height="0.699cm" svg:x="10.991cm" svg:y="19.247cm" svg:viewBox="0 0 182 700" svg:d="M0 0c242 70 242 630 0 700">
              <text:p/>
            </draw:path>
            <draw:path draw:style-name="gr159" draw:text-style-name="P10" draw:layer="layout" svg:width="0.181cm" svg:height="0.979cm" svg:x="9.597cm" svg:y="19.107cm" svg:viewBox="0 0 182 980" svg:d="M182 0c-243 70-243 910 0 980">
              <text:p/>
            </draw:path>
            <draw:path draw:style-name="gr160" draw:text-style-name="P10" draw:layer="layout" svg:width="0.177cm" svg:height="0.979cm" svg:x="11.233cm" svg:y="19.107cm" svg:viewBox="0 0 178 980" svg:d="M0 0c243 70 232 894 0 980">
              <text:p/>
            </draw:path>
            <draw:path draw:style-name="gr161" draw:text-style-name="P10" draw:layer="layout" svg:width="0.181cm" svg:height="1.259cm" svg:x="9.354cm" svg:y="18.967cm" svg:viewBox="0 0 182 1260" svg:d="M182 0c-243 70-243 1190 0 1260">
              <text:p/>
            </draw:path>
            <draw:path draw:style-name="gr162" draw:text-style-name="P10" draw:layer="layout" svg:width="0.181cm" svg:height="1.259cm" svg:x="11.476cm" svg:y="18.967cm" svg:viewBox="0 0 182 1260" svg:d="M0 0c242 70 242 1190 0 1260">
              <text:p/>
            </draw:path>
          </draw:g>
        </draw:g>
      </draw:page>
      <draw:page draw:name="page2" draw:style-name="dp1" draw:master-page-name="Обычный">
        <draw:frame draw:style-name="gr163" draw:text-style-name="P1" draw:layer="layout" svg:width="18.999cm" svg:height="12.569cm" svg:x="1.083cm" svg:y="8.593cm">
          <draw:image xlink:href="Pictures/10000000000004E80000033F5BA9D4C6E75AD0F4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163" draw:text-style-name="P1" draw:layer="layout" svg:width="18.469cm" svg:height="12.725cm" svg:x="1.25cm" svg:y="8.31cm">
          <draw:image xlink:href="Pictures/100000000000048C000003220E0EC1D16E81BB77.png" xlink:type="simple" xlink:show="embed" xlink:actuate="onLoad" draw:mime-type="image/png">
            <text:p/>
          </draw:image>
        </draw:frame>
      </draw:page>
      <draw:page draw:name="page4" draw:style-name="dp1" draw:master-page-name="Обычный">
        <draw:frame draw:style-name="gr164" draw:text-style-name="P1" draw:layer="layout" svg:width="17.418cm" svg:height="6.748cm" svg:x="1.75cm" svg:y="8.251cm">
          <draw:image xlink:href="Pictures/100000000000049900000355A58A18B87E5A5BDF.png" xlink:type="simple" xlink:show="embed" xlink:actuate="onLoad" draw:mime-type="image/png">
            <text:p/>
          </draw:image>
        </draw:frame>
        <draw:frame draw:style-name="gr165" draw:text-style-name="P1" draw:layer="layout" svg:width="17.918cm" svg:height="0.804cm" svg:x="1.25cm" svg:y="15.196cm">
          <draw:image xlink:href="Pictures/100000000000049900000355A58A18B87E5A5BDF.png" xlink:type="simple" xlink:show="embed" xlink:actuate="onLoad" draw:mime-type="image/png">
            <text:p/>
          </draw:image>
        </draw:frame>
      </draw:page>
      <draw:page draw:name="page5" draw:style-name="dp1" draw:master-page-name="Обычный">
        <draw:frame draw:style-name="gr163" draw:text-style-name="P1" draw:layer="layout" svg:width="17.167cm" svg:height="0.614cm" svg:x="1.583cm" svg:y="14.25cm">
          <draw:image xlink:href="Pictures/100000000000047700000029B1A372D8D4CFDDDC.png" xlink:type="simple" xlink:show="embed" xlink:actuate="onLoad" draw:mime-type="image/png">
            <text:p/>
          </draw:image>
        </draw:frame>
      </draw:page>
      <draw:page draw:name="page6" draw:style-name="dp1" draw:master-page-name="Обычный">
        <draw:frame draw:style-name="gr166" draw:text-style-name="P1" draw:layer="layout" svg:width="17.918cm" svg:height="13.054cm" svg:x="1.25cm" svg:y="8cm">
          <draw:image xlink:href="Pictures/100000000000049900000355A58A18B87E5A5BD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/>
    <draw:gradient draw:name="Dark_20_Grey_20_Linear_20_T" draw:display-name="Dark Grey Linear T" draw:style="linear" draw:start-color="#333333" draw:end-color="#999999" draw:start-intensity="100%" draw:end-intensity="100%" draw:angle="0deg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/>
    <draw:gradient draw:name="Light_20_Blue_20_Linear_20_L" draw:display-name="Light Blue Linear L" draw:style="linear" draw:start-color="#93d4f0" draw:end-color="#e9f6fc" draw:start-intensity="100%" draw:end-intensity="100%" draw:angle="180deg" draw:border="10%"/>
    <draw:gradient draw:name="VRT_20_Light_20_Axial_20_H" draw:display-name="VRT Light Axial H" draw:style="axial" draw:start-color="#7fb9dd" draw:end-color="#0073bc" draw:start-intensity="100%" draw:end-intensity="100%" draw:angle="180deg" draw:border="0%"/>
    <draw:gradient draw:name="VRT_20_Light_20_Linear_20_T" draw:display-name="VRT Light Linear T" draw:style="linear" draw:start-color="#0073bc" draw:end-color="#7fb9dd" draw:start-intensity="100%" draw:end-intensity="100%" draw:angle="0deg" draw:border="1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8T13:58:19.492211973</meta:creation-date>
    <dc:date>2024-03-01T13:22:06.852119273</dc:date>
    <meta:editing-duration>P1DT19H42M47S</meta:editing-duration>
    <meta:editing-cycles>4</meta:editing-cycles>
    <meta:generator>LibreOffice/7.3.7.2$Linux_X86_64 LibreOffice_project/30$Build-2</meta:generator>
    <meta:document-statistic meta:object-count="195"/>
  </office:meta>
</office:document-meta>
</file>